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A1:Sheet1_2.A1 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0" office:value-type="string">
            <text:p>4128.66s (01h08m48.66s)</text:p>
          </table:table-cell>
          <table:table-cell table:style-name="ce10" office:value-type="string">
            <text:p>11758.5s (03h15m58.5s)</text:p>
          </table:table-cell>
          <table:table-cell table:style-name="ce10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1541249s (02m34.1249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3247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table:number-columns-repeated="6"/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10:42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09T13:02:40</dc:date>
    <dc:creator>Carlos Costa</dc:creator>
    <meta:editing-duration>PT9H55M52S</meta:editing-duration>
    <meta:editing-cycles>72</meta:editing-cycles>
    <meta:generator>LibreOffice/4.0.2.2$Linux_X86_64 LibreOffice_project/400m0$Build-2</meta:generator>
    <meta:document-statistic meta:table-count="2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